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6b0f" officeooo:paragraph-rsid="00136b0f"/>
    </style:style>
    <style:style style:name="P2" style:family="paragraph" style:parent-style-name="Standard">
      <style:text-properties officeooo:rsid="00136b0f" officeooo:paragraph-rsid="00136b0f"/>
    </style:style>
    <style:style style:name="P3" style:family="paragraph" style:parent-style-name="Standard">
      <style:text-properties officeooo:rsid="0014c683" officeooo:paragraph-rsid="0014c683"/>
    </style:style>
    <style:style style:name="P4" style:family="paragraph" style:parent-style-name="Standard">
      <style:text-properties officeooo:rsid="0015596c" officeooo:paragraph-rsid="0015596c"/>
    </style:style>
    <style:style style:name="P5" style:family="paragraph" style:parent-style-name="Standard">
      <style:text-properties officeooo:rsid="00163d1c" officeooo:paragraph-rsid="00163d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jangoProject1</text:p>
      <text:p text:style-name="P1">username: django</text:p>
      <text:p text:style-name="P1">password: rooter</text:p>
      <text:p text:style-name="P1"/>
      <text:p text:style-name="P1"/>
      <text:p text:style-name="P1">-----</text:p>
      <text:p text:style-name="P3">Update &amp; Upgrade device</text:p>
      <text:p text:style-name="P3">django@ubuntu:~$ sudo su -</text:p>
      <text:p text:style-name="P3">[sudo] password for django: </text:p>
      <text:p text:style-name="P3">root@ubuntu:~# </text:p>
      <text:p text:style-name="P3">root@ubuntu:~# apt-get update</text:p>
      <text:p text:style-name="P3">root@ubuntu:~# apt-get upgrade</text:p>
      <text:p text:style-name="P3"/>
      <text:p text:style-name="P3"/>
      <text:p text:style-name="P3">-----</text:p>
      <text:p text:style-name="P3">Install Brackets</text:p>
      <text:p text:style-name="P3">root@ubuntu:~# add-apt-repository ppa:webupd8team/brackets</text:p>
      <text:p text:style-name="P3">root@ubuntu:~# apt-get update </text:p>
      <text:p text:style-name="P3">root@ubuntu:~# apt-get install brackets</text:p>
      <text:p text:style-name="P3">root@ubuntu:~# reboot</text:p>
      <text:p text:style-name="P3"/>
      <text:p text:style-name="P3"/>
      <text:p text:style-name="P3">-----</text:p>
      <text:p text:style-name="P3">Install python3.4</text:p>
      <text:p text:style-name="P3">root@ubuntu:~# apt-get install python3.4</text:p>
      <text:p text:style-name="P3">root@ubuntu:~# </text:p>
      <text:p text:style-name="P3"/>
      <text:p text:style-name="P3"/>
      <text:p text:style-name="P3">-----</text:p>
      <text:p text:style-name="P3">Set up virtual envirenment</text:p>
      <text:p text:style-name="P4">root@ubuntu:/home/django/Desktop# mkdir DjangoProject</text:p>
      <text:p text:style-name="P4">root@ubuntu:/home/django/Desktop# ls</text:p>
      <text:p text:style-name="P4">DjangoProject <text:s/>step.odt</text:p>
      <text:p text:style-name="P4">root@ubuntu:/home/django/Desktop# </text:p>
      <text:p text:style-name="P4">root@ubuntu:/home/django/Desktop# cd DjangoProject/</text:p>
      <text:p text:style-name="P4">root@ubuntu:/home/django/Desktop/DjangoProject# </text:p>
      <text:p text:style-name="P5">root@ubuntu:/home/django/Desktop/DjangoProject# apt-get install python-virtualenv</text:p>
      <text:p text:style-name="P5">root@ubuntu:/home/django/Desktop/DjangoProject# virtualenv --python=python3.4 myvenv</text:p>
      <text:p text:style-name="P5">Running virtualenv with interpreter /usr/bin/python3.4</text:p>
      <text:p text:style-name="P5">Using base prefix '/usr'</text:p>
      <text:p text:style-name="P5">New python executable in myvenv/bin/python3.4</text:p>
      <text:p text:style-name="P5">Not overwriting existing python script myvenv/bin/python (you must use myvenv/bin/python3.4)</text:p>
      <text:p text:style-name="P5">Installing setuptools, pip...done.</text:p>
      <text:p text:style-name="P5">root@ubuntu:/home/django/Desktop/DjangoProject# </text:p>
      <text:p text:style-name="P5">root@ubuntu:/home/django/Desktop/DjangoProject# source myvenv/bin/activate</text:p>
      <text:p text:style-name="P5">(myvenv)root@ubuntu:/home/django/Desktop/DjangoProject# </text:p>
      <text:p text:style-name="P5"/>
      <text:p text:style-name="P5"/>
      <text:p text:style-name="P5">-----</text:p>
      <text:p text:style-name="P5"><text:soft-page-break/>(myvenv)root@ubuntu:/home/django/Desktop/DjangoProject# pip install django==1.9</text:p>
      <text:p text:style-name="P5"/>
      <text:p text:style-name="P5"/>
      <text:p text:style-name="P5">-----</text:p>
      <text:p text:style-name="P5">Install Git</text:p>
      <text:p text:style-name="P5">(myvenv)root@ubuntu:/home/django/Desktop/DjangoProject# apt-get install git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23:07:38.923487898</meta:creation-date>
    <dc:date>2016-01-06T14:31:39.45311110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43" meta:word-count="118" meta:character-count="1515" meta:non-whitespace-character-count="1408"/>
  </office:meta>
</office:document-meta>
</file>